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83429" officeooo:paragraph-rsid="0028342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6bc37" officeooo:paragraph-rsid="0036bc3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e324f"/>
    </style:style>
    <style:style style:name="P6" style:family="paragraph" style:parent-style-name="Standard">
      <style:paragraph-properties fo:text-align="start" style:justify-single-word="false"/>
      <style:text-properties officeooo:paragraph-rsid="001fe6b6"/>
    </style:style>
    <style:style style:name="P7" style:family="paragraph" style:parent-style-name="Standard">
      <style:paragraph-properties fo:text-align="start" style:justify-single-word="false"/>
      <style:text-properties officeooo:paragraph-rsid="001bf714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f714" officeooo:paragraph-rsid="0039ebfb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411674" officeooo:paragraph-rsid="00411674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4185ab" officeooo:paragraph-rsid="004185ab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officeooo:rsid="004185ab" officeooo:paragraph-rsid="00436a6b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333268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436a6b" officeooo:paragraph-rsid="00436a6b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443e8b" officeooo:paragraph-rsid="00443e8b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44fc6a" officeooo:paragraph-rsid="0044fc6a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456e5b" officeooo:paragraph-rsid="004adb99" style:font-weight-asian="bold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bold" officeooo:rsid="002ae598" officeooo:paragraph-rsid="002ae598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rsid="0048d6fc" officeooo:paragraph-rsid="0048d6fc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49f5e9" officeooo:paragraph-rsid="0049f5e9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officeooo:rsid="0049f5e9" officeooo:paragraph-rsid="004a36aa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rsid="004a36aa" officeooo:paragraph-rsid="004a36aa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normal" officeooo:rsid="00411674" officeooo:paragraph-rsid="00411674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weight="normal" officeooo:rsid="004185ab" officeooo:paragraph-rsid="004185a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389953" style:font-weight-asian="normal" style:font-weight-complex="normal"/>
    </style:style>
    <style:style style:name="T4" style:family="text">
      <style:text-properties fo:font-weight="normal" officeooo:rsid="004185ab" style:font-weight-asian="normal" style:font-weight-complex="normal"/>
    </style:style>
    <style:style style:name="T5" style:family="text">
      <style:text-properties fo:font-weight="normal" officeooo:rsid="00436a6b" style:font-weight-asian="normal" style:font-weight-complex="normal"/>
    </style:style>
    <style:style style:name="T6" style:family="text">
      <style:text-properties fo:font-weight="normal" officeooo:rsid="00411674" style:font-weight-asian="normal" style:font-weight-complex="normal"/>
    </style:style>
    <style:style style:name="T7" style:family="text">
      <style:text-properties fo:font-weight="normal" officeooo:rsid="0044fc6a" style:font-weight-asian="normal" style:font-weight-complex="normal"/>
    </style:style>
    <style:style style:name="T8" style:family="text">
      <style:text-properties fo:font-weight="normal" officeooo:rsid="0045098e" style:font-weight-asian="normal" style:font-weight-complex="normal"/>
    </style:style>
    <style:style style:name="T9" style:family="text">
      <style:text-properties fo:font-weight="normal" officeooo:rsid="0049f5e9" style:font-weight-asian="normal" style:font-weight-complex="normal"/>
    </style:style>
    <style:style style:name="T10" style:family="text">
      <style:text-properties fo:font-weight="normal" officeooo:rsid="004a36aa" style:font-weight-asian="normal" style:font-weight-complex="normal"/>
    </style:style>
    <style:style style:name="T11" style:family="text">
      <style:text-properties fo:font-weight="normal" officeooo:rsid="004adb99" style:font-weight-asian="normal" style:font-weight-complex="normal"/>
    </style:style>
    <style:style style:name="T12" style:family="text">
      <style:text-properties fo:font-weight="normal" officeooo:rsid="004c8f45" style:font-weight-asian="normal" style:font-weight-complex="normal"/>
    </style:style>
    <style:style style:name="T13" style:family="text">
      <style:text-properties fo:font-weight="bold" officeooo:rsid="001e324f" style:font-weight-asian="bold" style:font-weight-complex="bold"/>
    </style:style>
    <style:style style:name="T14" style:family="text">
      <style:text-properties fo:font-weight="bold" officeooo:rsid="001fe6b6" style:font-weight-asian="bold" style:font-weight-complex="bold"/>
    </style:style>
    <style:style style:name="T15" style:family="text">
      <style:text-properties fo:font-weight="bold" officeooo:rsid="0021dd89" style:font-weight-asian="bold" style:font-weight-complex="bold"/>
    </style:style>
    <style:style style:name="T16" style:family="text">
      <style:text-properties fo:font-weight="bold" officeooo:rsid="00222df4" style:font-weight-asian="bold" style:font-weight-complex="bold"/>
    </style:style>
    <style:style style:name="T17" style:family="text">
      <style:text-properties fo:font-weight="bold" officeooo:rsid="001a4aab" style:font-weight-asian="bold" style:font-weight-complex="bold"/>
    </style:style>
    <style:style style:name="T18" style:family="text">
      <style:text-properties fo:color="#c9211e" loext:opacity="100%" fo:font-weight="bold" officeooo:rsid="00218354" style:font-weight-asian="bold" style:font-weight-complex="bold"/>
    </style:style>
    <style:style style:name="T19" style:family="text">
      <style:text-properties officeooo:rsid="002ae598"/>
    </style:style>
    <style:style style:name="T20" style:family="text">
      <style:text-properties officeooo:rsid="004185ab"/>
    </style:style>
    <style:style style:name="T21" style:family="text">
      <style:text-properties officeooo:rsid="00355a12"/>
    </style:style>
    <style:style style:name="T22" style:family="text">
      <style:text-properties officeooo:rsid="00471018"/>
    </style:style>
    <style:style style:name="T23" style:family="text">
      <style:text-properties fo:font-size="10pt" fo:font-weight="normal" style:font-weight-asian="normal" style:font-weight-complex="normal"/>
    </style:style>
    <style:style style:name="T24" style:family="text">
      <style:text-properties fo:font-size="10pt" fo:font-weight="normal" officeooo:rsid="0049f5e9" style:font-weight-asian="normal" style:font-weight-complex="normal"/>
    </style:style>
    <style:style style:name="T25" style:family="text">
      <style:text-properties style:text-position="sub 58%" fo:font-weight="normal" style:font-weight-asian="normal" style:font-weight-complex="normal"/>
    </style:style>
    <style:style style:name="T26" style:family="text">
      <style:text-properties fo:font-size="8pt" fo:font-weight="normal" style:font-weight-asian="normal" style:font-weight-complex="normal"/>
    </style:style>
    <style:style style:name="T27" style:family="text">
      <style:text-properties officeooo:rsid="0049f5e9"/>
    </style:style>
    <style:style style:name="T28" style:family="text">
      <style:text-properties officeooo:rsid="004adb9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– <text:span text:style-name="T20">4</text:span></text:p>
      <text:p text:style-name="P1"/>
      <text:p text:style-name="P3">DUE IN 2 WEEKS </text:p>
      <text:p text:style-name="P8"/>
      <text:list text:style-name="L1">
        <text:list-item>
          <text:p text:style-name="P10">List data structure : <text:span text:style-name="T1"><text:s/>Write the following <text:s/>python code : </text:span></text:p>
          <text:list>
            <text:list-item>
              <text:p text:style-name="P25">Construct a list of integers from 0 to 10000 (name it as “base_list”)</text:p>
            </text:list-item>
            <text:list-item>
              <text:p text:style-name="P25">Construct another list by selecting the the numbers that are divisible by 3 <text:span text:style-name="T22">in the base_list</text:span>. (name it as divisible_by_3_list)</text:p>
            </text:list-item>
            <text:list-item>
              <text:p text:style-name="P25"><text:s/>Construct another list by selecting last 5000 values of the <text:span text:style-name="T22">base_</text:span>list (use array slicing, and name it as last_5000_list)</text:p>
            </text:list-item>
            <text:list-item>
              <text:p text:style-name="P25">Merge all three lists by extending the first list.</text:p>
            </text:list-item>
            <text:list-item>
              <text:p text:style-name="P10"><text:span text:style-name="T1">Shuffle the list </text:span><text:span text:style-name="T4">using random.shuffle</text:span></text:p>
            </text:list-item>
            <text:list-item>
              <text:p text:style-name="P11"><text:span text:style-name="T1">Find the index of the value “3000” , <text:s/></text:span><text:span text:style-name="T5">measure this operation’s duration in milliseconds.</text:span></text:p>
            </text:list-item>
            <text:list-item>
              <text:p text:style-name="P26">Sort the list using the sort method of list.</text:p>
            </text:list-item>
            <text:list-item>
              <text:p text:style-name="P12"><text:span text:style-name="T1">Find the index of the value “3000” <text:s/></text:span><text:span text:style-name="T5">using binary search algorithm, and measure this operation’s duration in milliseconds.</text:span></text:p>
              <text:list>
                <text:list-header>
                  <text:p text:style-name="P13"><text:span text:style-name="T2"/></text:p>
                </text:list-header>
              </text:list>
            </text:list-item>
          </text:list>
        </text:list-item>
        <text:list-item>
          <text:p text:style-name="P15"><text:span text:style-name="T21">D</text:span>ictionary data structure : <text:span text:style-name="T6">Write the following <text:s/>python code :</text:span></text:p>
          <text:list>
            <text:list-item>
              <text:p text:style-name="P16"><text:span text:style-name="T6">C</text:span><text:span text:style-name="T1">onstruct a dictionary that has the keys 0 to 1000 integers, and values </text:span><text:span text:style-name="T7">that are random 5 length string values.</text:span></text:p>
            </text:list-item>
            <text:list-item>
              <text:p text:style-name="P17"><text:span text:style-name="T1">Sort the </text:span>values<text:span text:style-name="T1"> of the dictionary without losing it’s matching key. For example {“0”:”bcdef”,”1”:”abcde”} should become {“1”:”abcde”,”0”:”bcdef”}</text:span></text:p>
            </text:list-item>
          </text:list>
          <text:p text:style-name="P14"><text:span text:style-name="T2"/></text:p>
        </text:list-item>
        <text:list-item>
          <text:p text:style-name="P21"><text:span text:style-name="T27">Recursion:</text:span><text:span text:style-name="T9"> </text:span><text:span text:style-name="T3">F</text:span><text:span text:style-name="T1">or the number sequence a</text:span><text:span text:style-name="T26">n+1</text:span><text:span text:style-name="T23"> </text:span><text:span text:style-name="T1">= <text:s/>2 a</text:span><text:span text:style-name="T25">n-1</text:span><text:span text:style-name="T1"> + a</text:span><text:span text:style-name="T26">n-2</text:span></text:p>
          <text:list>
            <text:list-item>
              <text:p text:style-name="P21"><text:span text:style-name="T3">F</text:span><text:span text:style-name="T1">ind a mathematical formula that </text:span><text:span text:style-name="T9">calculates n-th value of this sequence ( hint: add a</text:span><text:span text:style-name="T24">n</text:span><text:span text:style-name="T9"> to both sides) </text:span></text:p>
            </text:list-item>
            <text:list-item>
              <text:p text:style-name="P22"><text:span text:style-name="T1">Write a recursive algorithm that calculates n-th value</text:span></text:p>
              <text:p text:style-name="P22"><text:span text:style-name="T1"/></text:p>
            </text:list-item>
          </text:list>
        </text:list-item>
        <text:list-item>
          <text:p text:style-name="P17"><text:span text:style-name="T27">Stack/Queue :</text:span><text:span text:style-name="T9"> </text:span><text:span text:style-name="T3">W</text:span><text:span text:style-name="T1">hat is the main difference between a stack and a queue </text:span><text:span text:style-name="T8">in terms of data insertion and deletion. <text:s/></text:span></text:p>
        </text:list-item>
      </text:list>
      <text:p text:style-name="P4"><text:span text:style-name="T3"/></text:p>
      <text:list text:continue-numbering="true" text:style-name="L1">
        <text:list-item>
          <text:p text:style-name="P23">Tree data structure :<text:span text:style-name="T1"> </text:span><text:span text:style-name="T10">Write the following implementation :</text:span></text:p>
          <text:list>
            <text:list-item>
              <text:p text:style-name="P23"><text:span text:style-name="T10">Construct a random list of integers from 0 to 100 (length of the list is 100)</text:span><text:span text:style-name="T1"> </text:span></text:p>
            </text:list-item>
            <text:list-item>
              <text:p text:style-name="P24"><text:span text:style-name="T1">Insert the list members into a binary tree .</text:span></text:p>
            </text:list-item>
            <text:list-item>
              <text:p text:style-name="P24"><text:span text:style-name="T1">Give the list of number in the leaves of the binary tree.</text:span></text:p>
            </text:list-item>
            <text:list-item>
              <text:p text:style-name="P24"><text:span text:style-name="T1">What is the depth of the tree ?</text:span></text:p>
              <text:p text:style-name="P24"><text:span text:style-name="T1"/></text:p>
            </text:list-item>
          </text:list>
        </text:list-item>
        <text:list-item>
          <text:p text:style-name="P18">Sorting : <text:span text:style-name="T11">For a shuffled list of numbers from 0 to 100 : </text:span></text:p>
          <text:list>
            <text:list-item>
              <text:p text:style-name="P18"><text:span text:style-name="T11">Write an algorithm on your own, to sort the list. </text:span></text:p>
            </text:list-item>
            <text:list-item>
              <text:p text:style-name="P18"><text:span text:style-name="T11">Calculate the complexity of your algorithm.</text:span></text:p>
            </text:list-item>
            <text:list-item>
              <text:p text:style-name="P18"><text:span text:style-name="T11">Suppose that you can only sort 50 numbers at a time because of the hardware </text:span><text:span text:style-name="T12">restrictions, write another algorithm that sorts all the list part by part and constructs a total sorted list of 100 values.</text:span><text:span text:style-name="T11"> </text:span></text:p>
            </text:list-item>
          </text:list>
        </text:list-item>
      </text:list>
      <text:p text:style-name="P9"><text:s text:c="4"/></text:p>
      <text:p text:style-name="P5"><text:span text:style-name="T13">You will upload </text:span><text:span text:style-name="T15">a zip </text:span><text:span text:style-name="T16">or tar </text:span><text:span text:style-name="T15">file containing </text:span><text:span text:style-name="T13">the following artifacts <text:s/>:</text:span></text:p>
      <text:list text:style-name="L2">
        <text:list-item>
          <text:p text:style-name="P19"><text:span text:style-name="T19">One PDF file that contains demonstration asked in the first question</text:span>.</text:p>
        </text:list-item>
        <text:list-item>
          <text:p text:style-name="P20">One python file containing the operations asked in the second question.<text:span text:style-name="T17"/></text:p>
        </text:list-item>
      </text:list>
      <text:p text:style-name="P7"><text:span text:style-name="T18"/></text:p>
      <text:p text:style-name="P2"><text:s/></text:p>
      <text:p text:style-name="P6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12-02T23:00:31.345124665</dc:date>
    <meta:editing-duration>PT3H2M4S</meta:editing-duration>
    <meta:editing-cycles>28</meta:editing-cycles>
    <meta:generator>LibreOffice/24.2.7.2$Linux_X86_64 LibreOffice_project/420$Build-2</meta:generator>
    <meta:document-statistic meta:table-count="0" meta:image-count="1" meta:object-count="0" meta:page-count="1" meta:paragraph-count="32" meta:word-count="408" meta:character-count="2272" meta:non-whitespace-character-count="1898"/>
  </office:meta>
</office:document-meta>
</file>